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text-properties fo:color="#003366" style:text-underline-style="none" officeooo:rsid="00142481" officeooo:paragraph-rsid="00142481"/>
    </style:style>
    <style:style style:name="P2" style:family="paragraph" style:parent-style-name="Standard">
      <style:paragraph-properties loext:contextual-spacing="false" fo:margin-top="0cm" fo:margin-bottom="0cm" style:contextual-spacing="false"/>
    </style:style>
    <style:style style:name="P3" style:family="paragraph" style:parent-style-name="Standard">
      <style:paragraph-properties loext:contextual-spacing="false" fo:margin-top="0cm" fo:margin-bottom="0cm" style:contextual-spacing="false"/>
      <style:text-properties fo:font-weight="normal" officeooo:paragraph-rsid="0012809b" style:font-weight-asian="normal" style:font-weight-complex="normal"/>
    </style:style>
    <style:style style:name="P4" style:family="paragraph" style:parent-style-name="Standard">
      <style:paragraph-properties loext:contextual-spacing="false" fo:margin-top="0cm" fo:margin-bottom="0cm" style:contextual-spacing="false"/>
      <style:text-properties fo:font-size="16pt" fo:font-weight="normal" officeooo:paragraph-rsid="0012809b" style:font-size-asian="16pt" style:font-weight-asian="normal" style:font-size-complex="16pt" style:font-weight-complex="normal"/>
    </style:style>
    <style:style style:name="P5" style:family="paragraph" style:parent-style-name="Standard">
      <style:paragraph-properties loext:contextual-spacing="false" fo:margin-top="0cm" fo:margin-bottom="0cm" style:contextual-spacing="false" fo:text-align="justify" style:justify-single-word="false"/>
    </style:style>
    <style:style style:name="P6" style:family="paragraph" style:parent-style-name="Standard">
      <style:paragraph-properties loext:contextual-spacing="false" fo:margin-top="0cm" fo:margin-bottom="0cm" style:contextual-spacing="false" fo:text-align="justify" style:justify-single-word="false"/>
      <style:text-properties officeooo:paragraph-rsid="0012809b"/>
    </style:style>
    <style:style style:name="P7" style:family="paragraph" style:parent-style-name="Standard">
      <style:paragraph-properties loext:contextual-spacing="false" fo:margin-top="0cm" fo:margin-bottom="0cm" style:contextual-spacing="false" fo:text-align="justify" style:justify-single-word="false"/>
      <style:text-properties style:text-underline-style="solid" style:text-underline-width="auto" style:text-underline-color="font-color"/>
    </style:style>
    <style:style style:name="P8" style:family="paragraph" style:parent-style-name="Standard">
      <style:paragraph-properties loext:contextual-spacing="false" fo:margin-top="0cm" fo:margin-bottom="0cm" style:contextual-spacing="false"/>
      <style:text-properties officeooo:rsid="00142481" officeooo:paragraph-rsid="00142481"/>
    </style:style>
    <style:style style:name="P9" style:family="paragraph" style:parent-style-name="Standard">
      <style:paragraph-properties loext:contextual-spacing="false" fo:margin-left="0cm" fo:margin-right="0cm" fo:margin-top="0cm" fo:margin-bottom="0cm" style:contextual-spacing="false" fo:text-align="justify" style:justify-single-word="false" fo:text-indent="1.27cm" style:auto-text-indent="false"/>
    </style:style>
    <style:style style:name="P10" style:family="paragraph" style:parent-style-name="Standard">
      <style:paragraph-properties loext:contextual-spacing="false" fo:margin-left="0cm" fo:margin-right="0cm" fo:margin-top="0cm" fo:margin-bottom="0cm" style:contextual-spacing="false" fo:text-align="justify" style:justify-single-word="false" fo:text-indent="1.27cm" style:auto-text-indent="false"/>
      <style:text-properties officeooo:paragraph-rsid="0015302c"/>
    </style:style>
    <style:style style:name="P11" style:family="paragraph" style:parent-style-name="Standard">
      <style:paragraph-properties loext:contextual-spacing="false" fo:margin-left="0cm" fo:margin-right="0cm" fo:margin-top="0cm" fo:margin-bottom="0cm" style:contextual-spacing="false" fo:text-align="justify" style:justify-single-word="false" fo:text-indent="0cm" style:auto-text-indent="false"/>
    </style:style>
    <style:style style:name="P12" style:family="paragraph" style:parent-style-name="Standard">
      <style:paragraph-properties loext:contextual-spacing="false" fo:margin-left="0cm" fo:margin-right="0cm" fo:margin-top="0cm" fo:margin-bottom="0cm" style:contextual-spacing="false" fo:text-align="justify" style:justify-single-word="false" fo:text-indent="0cm" style:auto-text-indent="false"/>
      <style:text-properties fo:color="#003366" officeooo:rsid="00168aaf" officeooo:paragraph-rsid="00168aaf"/>
    </style:style>
    <style:style style:name="P13" style:family="paragraph" style:parent-style-name="Standard">
      <style:paragraph-properties loext:contextual-spacing="false" fo:margin-left="0cm" fo:margin-right="0cm" fo:margin-top="0cm" fo:margin-bottom="0cm" style:contextual-spacing="false" fo:text-align="justify" style:justify-single-word="false" fo:text-indent="0cm" style:auto-text-indent="false"/>
      <style:text-properties fo:color="#000000" officeooo:rsid="00168aaf" officeooo:paragraph-rsid="00168aaf"/>
    </style:style>
    <style:style style:name="P14" style:family="paragraph" style:parent-style-name="Heading_20_1">
      <style:text-properties fo:color="#003366"/>
    </style:style>
    <style:style style:name="P15" style:family="paragraph" style:parent-style-name="Standard" style:list-style-name="WWNum4">
      <style:text-properties fo:color="#003366" style:text-underline-style="solid" style:text-underline-width="auto" style:text-underline-color="font-color" officeooo:rsid="00142481"/>
    </style:style>
    <style:style style:name="P16" style:family="paragraph" style:parent-style-name="Standard" style:list-style-name="WWNum3">
      <style:paragraph-properties loext:contextual-spacing="true" fo:margin-left="0cm" fo:margin-right="0cm" fo:margin-top="0cm" fo:margin-bottom="0cm" style:contextual-spacing="false" fo:text-indent="0cm" style:auto-text-indent="false"/>
      <style:text-properties style:text-underline-style="none"/>
    </style:style>
    <style:style style:name="P17" style:family="paragraph" style:parent-style-name="Standard" style:list-style-name="WWNum5">
      <style:paragraph-properties loext:contextual-spacing="true" fo:margin-left="0cm" fo:margin-right="0cm" fo:margin-top="0cm" fo:margin-bottom="0cm" style:contextual-spacing="false" fo:text-align="justify" style:justify-single-word="false" fo:text-indent="0cm" style:auto-text-indent="false"/>
      <style:text-properties style:text-underline-style="none"/>
    </style:style>
    <style:style style:name="P18" style:family="paragraph" style:parent-style-name="Standard" style:list-style-name="L1">
      <style:paragraph-properties loext:contextual-spacing="true" fo:margin-top="0cm" fo:margin-bottom="0cm" style:contextual-spacing="false" fo:text-align="justify" style:justify-single-word="false"/>
      <style:text-properties officeooo:rsid="001392e9" officeooo:paragraph-rsid="001392e9"/>
    </style:style>
    <style:style style:name="P19" style:family="paragraph" style:parent-style-name="Standard" style:list-style-name="L1">
      <style:paragraph-properties loext:contextual-spacing="true" fo:margin-top="0cm" fo:margin-bottom="0cm" style:contextual-spacing="false" fo:text-align="justify" style:justify-single-word="false"/>
      <style:text-properties officeooo:paragraph-rsid="0015302c"/>
    </style:style>
    <style:style style:name="P20" style:family="paragraph" style:parent-style-name="Standard" style:list-style-name="L1">
      <style:paragraph-properties loext:contextual-spacing="true" fo:margin-top="0cm" fo:margin-bottom="0cm" style:contextual-spacing="false" fo:text-align="justify" style:justify-single-word="false"/>
    </style:style>
    <style:style style:name="P21" style:family="paragraph" style:parent-style-name="Standard" style:list-style-name="L2">
      <style:paragraph-properties loext:contextual-spacing="true" fo:margin-top="0cm" fo:margin-bottom="0cm" style:contextual-spacing="false" fo:text-align="justify" style:justify-single-word="false"/>
    </style:style>
    <style:style style:name="P22" style:family="paragraph" style:parent-style-name="Standard">
      <style:paragraph-properties loext:contextual-spacing="true" fo:margin-top="0cm" fo:margin-bottom="0cm" style:contextual-spacing="false" fo:text-align="justify" style:justify-single-word="false"/>
      <style:text-properties officeooo:paragraph-rsid="0015302c"/>
    </style:style>
    <style:style style:name="P23" style:family="paragraph" style:parent-style-name="Standard" style:list-style-name="L1">
      <style:paragraph-properties loext:contextual-spacing="true" fo:margin-top="0cm" fo:margin-bottom="0cm" style:contextual-spacing="false" fo:text-align="justify" style:justify-single-word="false"/>
      <style:text-properties style:text-underline-style="none" officeooo:rsid="001392e9" officeooo:paragraph-rsid="0015302c"/>
    </style:style>
    <style:style style:name="P24" style:family="paragraph" style:parent-style-name="Standard" style:list-style-name="L1">
      <style:paragraph-properties loext:contextual-spacing="true" fo:margin-top="0cm" fo:margin-bottom="0cm" style:contextual-spacing="false" fo:text-align="justify" style:justify-single-word="false"/>
      <style:text-properties officeooo:rsid="001a34b6" officeooo:paragraph-rsid="001a34b6"/>
    </style:style>
    <style:style style:name="P25" style:family="paragraph" style:parent-style-name="Title" style:master-page-name="Standard">
      <style:paragraph-properties fo:text-align="center" style:justify-single-word="false" style:page-number="1"/>
      <style:text-properties fo:color="#c5000b" fo:font-size="24pt" style:text-underline-style="solid" style:text-underline-width="auto" style:text-underline-color="font-color" officeooo:rsid="0012809b" style:font-size-asian="24pt" style:font-size-complex="24pt"/>
    </style:style>
    <style:style style:name="P26" style:family="paragraph" style:parent-style-name="Heading_20_1" style:list-style-name="WWNum9">
      <style:text-properties fo:color="#003366" style:text-underline-style="solid" style:text-underline-width="auto" style:text-underline-color="font-color"/>
    </style:style>
    <style:style style:name="P27" style:family="paragraph" style:parent-style-name="Heading_20_1" style:list-style-name="WWNum8">
      <style:text-properties fo:color="#003366" style:text-underline-style="solid" style:text-underline-width="auto" style:text-underline-color="font-color"/>
    </style:style>
    <style:style style:name="P28" style:family="paragraph" style:parent-style-name="Heading_20_1" style:list-style-name="WWNum4">
      <style:text-properties fo:color="#003366" style:text-underline-style="solid" style:text-underline-width="auto" style:text-underline-color="font-color" officeooo:rsid="00142481"/>
    </style:style>
    <style:style style:name="T1" style:family="text">
      <style:text-properties officeooo:rsid="0012809b"/>
    </style:style>
    <style:style style:name="T2" style:family="text">
      <style:text-properties officeooo:rsid="001392e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2809b"/>
    </style:style>
    <style:style style:name="T5" style:family="text">
      <style:text-properties officeooo:rsid="00142481"/>
    </style:style>
    <style:style style:name="T6" style:family="text">
      <style:text-properties officeooo:rsid="0015302c"/>
    </style:style>
    <style:style style:name="T7" style:family="text">
      <style:text-properties fo:color="#000000"/>
    </style:style>
    <style:style style:name="T8" style:family="text">
      <style:text-properties fo:color="#000000" officeooo:rsid="0019a719"/>
    </style:style>
    <style:style style:name="T9" style:family="text">
      <style:text-properties fo:color="#000000" officeooo:rsid="001a34b6"/>
    </style:style>
    <style:style style:name="T10" style:family="text">
      <style:text-properties officeooo:rsid="0019a719"/>
    </style:style>
    <style:style style:name="T11" style:family="text">
      <style:text-properties officeooo:rsid="001a34b6"/>
    </style:style>
    <style:style style:name="T12" style:family="text">
      <style:text-properties officeooo:rsid="001a5916"/>
    </style:style>
    <text:list-style style:name="L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ahier des charges</text:p>
      <text:p text:style-name="P3"/>
      <text:p text:style-name="P4"><text:span text:style-name="T4">Projet :</text:span><text:span text:style-name="T1"> Interface de contrôle domotique sur un fauteuil roulant</text:span></text:p>
      <text:p text:style-name="P2"/>
      <text:p text:style-name="P2"/>
      <text:p text:style-name="P9">Le projet <text:span text:style-name="T1">d'étude pratique</text:span> s’inscrit dans le cadre d’un transfert de technologies de l’INSA Rennes vers la société Ergovie.</text:p>
      <text:p text:style-name="P9">Ergovie est une société bretonne qui a débuté par la réparation de fauteuils roulants. Aujourd’hui, elle se diversifie et a notamment ouvert une branche R&amp;D en domotique. L’un de leurs plus gros projets consiste à transformer le fauteuil roulant en un objet connecté pour faciliter la vie de son utilisateur, tout en s’adaptant à sa pathologie.</text:p>
      <text:p text:style-name="P5"><text:tab/>Notre projet consiste à <text:span text:style-name="T1">réaliser une application permettant de contrôler par domotique l'environnement d'une personne en fauteuil roulant (exemples : allumer la lumière, ouvrir une porte, fermer les stores…). Nous réaliserons cette application sur une tablette Windows 8, en prenant en compte le fait qu'elle doit être portable au maximum. </text:span></text:p>
      <text:p text:style-name="P6"><text:tab/><text:span text:style-name="T1">Pour la plupart des commandes nous utiliserons</text:span> un objet d’interfaçage infra-rouge : la Kira 128, <text:span text:style-name="T1">et pour certaines nous passerons par l'intermédiaire d'une box Fibaro (exemple : savoir si la lumière est allumée ou pas)</text:span>. </text:p>
      <text:p text:style-name="P6"><text:tab/></text:p>
      <text:list xml:id="list513402489459288889" text:style-name="WWNum9">
        <text:list-item>
          <text:p text:style-name="P26">Interface graphique <text:span text:style-name="T1">(IHM)</text:span></text:p>
        </text:list-item>
      </text:list>
      <text:p text:style-name="P2"/>
      <text:p text:style-name="P9">L’interface graphique à créer servira de télécommande à l’utilisateur qui pourra ainsi contrôler les équipements de sa maison, commandés en infra-rouge : ouverture de porte, choix des chaînes TV, fermeture des stores, éclairage, …</text:p>
      <text:p text:style-name="P11"><text:tab/>Lors de la réalisation, le code devra permettre de désolidariser l’interface graphique des fonctionnalités domotiques, notamment pour permettre de porter plus facilement l’application sous d’autres plate-formes.</text:p>
      <text:list xml:id="list8804372658943553533" text:style-name="WWNum3">
        <text:list-header>
          <text:p text:style-name="P16"/>
        </text:list-header>
      </text:list>
      <text:p text:style-name="P10">L’interface graphique devra être simple d’utilisation. Son ergonomie doit être adaptée aux problématiques du handicap lourd :</text:p>
      <text:list xml:id="list2303240297149197740" text:style-name="L1">
        <text:list-item>
          <text:p text:style-name="P18">Un minimum de boutons permettant de choisir une pièce de la maison, et l'équipement avec lequel on veut interagir</text:p>
        </text:list-item>
        <text:list-item>
          <text:p text:style-name="P18">Des couleurs contrastées avec des illustrations simples permettant de bien distinguer les différentes icônes</text:p>
        </text:list-item>
        <text:list-item>
          <text:p text:style-name="P19"><text:span text:style-name="T2">Changement de couleur de l'icône pour indiquer que le clic a été pris en compte</text:span></text:p>
        </text:list-item>
        <text:list-item>
          <text:p text:style-name="P19"><text:span text:style-name="T2">U</text:span>n bouton spécialement conçu pour changer de page (pas de “défilement par gliss<text:span text:style-name="T2">é</text:span>” qui pourrait perturber l’utilisateur)</text:p>
        </text:list-item>
      </text:list>
      <text:p text:style-name="P22"/>
      <text:p text:style-name="P22"><text:tab/><text:span text:style-name="T12">L'application devra également proposer un système de navigation alternatif, dans le cas ou un appui sur un élément précis de l'interface est difficile voire impossible. Ce système de navigation fonctionnera de la manière suivante :</text:span></text:p>
      <text:p text:style-name="P22"><text:soft-page-break/><text:span text:style-name="T12"><text:tab/>Premièrement, les différents groupes de boutons seront mis en surbrillance successivement. Lorsque le groupe contenant le bouton que l'utilisateur souhaite actionner est mis en surbrillance, l'utilisateur le signalera via un appui sur l'écran de la tablette ou bien via un contacteur relié à la tablette.</text:span></text:p>
      <text:p text:style-name="P22"><text:span text:style-name="T12"><text:tab/>Deuxièmement, chaque bouton de la zone sélectionnée sera mis en surbrillance, de manière successive. Lorsque le bon bouton est mis surbrillance, l'utilisateur le signale de la même manière qu'avant. L'action est alors effectuée.</text:span></text:p>
      <text:p text:style-name="P11"/>
      <text:p text:style-name="P11"><text:span text:style-name="T6"><text:tab/>L'application aura deux modes. </text:span>Un premier mode “Utilisateur” sera dédié à une utilisation courante par la personne en fauteuil. Par défaut, l’application ne contiendra aucune icône. Un second mode “<text:span text:style-name="T2">Administrateur</text:span>” sera utilisé par une personne habilitée pour configurer les différentes fonctionnalités exploitables par l’utilisateur.</text:p>
      <text:list xml:id="list8749240501065571559" text:style-name="WWNum5">
        <text:list-header>
          <text:p text:style-name="P17"/>
        </text:list-header>
      </text:list>
      <text:p text:style-name="P5">L<text:span text:style-name="T2">'administrateur</text:span> doit pouvoir configurer plusieurs aspects de l’application :</text:p>
      <text:list xml:id="list191928258192444" text:continue-list="list2303240297149197740" text:style-name="L1">
        <text:list-item>
          <text:p text:style-name="P19"><text:span text:style-name="T2">A</text:span>jouter des icônes et leur associer une action de manière simple. Un appui prolongé sur l’icône permet de passer en mode “apprentissage” et d’enregistrer le code IR de l’action</text:p>
        </text:list-item>
        <text:list-item>
          <text:p text:style-name="P19"><text:span text:style-name="T2">O</text:span>rganiser les icônes selon les pièces de la maison ou selon différentes thématiques</text:p>
        </text:list-item>
        <text:list-item>
          <text:p text:style-name="P24">La taille des icônes</text:p>
        </text:list-item>
        <text:list-item>
          <text:p text:style-name="P19"><text:span text:style-name="T2">C</text:span>hoisir le mode de <text:span text:style-name="T11">navigation</text:span> et gérer la vitesse de défilement pour le second mode</text:p>
        </text:list-item>
        <text:list-item>
          <text:p text:style-name="P19"><text:span text:style-name="T2">C</text:span>hoisir leur couleur</text:p>
          <text:p text:style-name="P23"/>
        </text:list-item>
      </text:list>
      <text:list xml:id="list5497430498665768031" text:style-name="WWNum8">
        <text:list-item>
          <text:p text:style-name="P27">Communication tablette/<text:span text:style-name="T2">f</text:span>auteui<text:span text:style-name="T5">l</text:span></text:p>
        </text:list-item>
      </text:list>
      <text:p text:style-name="P2"/>
      <text:p text:style-name="P9">L’objectif de cette fonctionnalité est de centraliser les données envoyées par les capteurs installés sur le fauteuil. On pourra ainsi réaliser un tableau de bord permettant de visualiser l’état de <text:span text:style-name="T2">certains</text:span> <text:span text:style-name="T2">capteurs</text:span> installés sur le fauteuil <text:span text:style-name="T2">(exemple : vitesse). En cas de panne du fauteuil, la tablette pourra également envoyer un pop up à ErgoVie.</text:span></text:p>
      <text:list xml:id="list6488540117245330056" text:style-name="WWNum4">
        <text:list-item>
          <text:p text:style-name="P28">Communication tablette/<text:span text:style-name="T10">F</text:span>ibaro</text:p>
          <text:p text:style-name="P15"/>
        </text:list-item>
      </text:list>
      <text:p text:style-name="P12"><text:tab/><text:span text:style-name="T7">L'IHM doit pouvoir communiquer avec la </text:span><text:span text:style-name="T8">box F</text:span><text:span text:style-name="T7">ibaro pour effectuer des actions sur la domotique de la maison compatible avec le réseau Z-</text:span><text:span text:style-name="T9">W</text:span><text:span text:style-name="T7">ave (ouvrir telle ou telle porte, fermer les volets…) ainsi que recevoir les informations nécessaires sur l'état des composants du réseau.</text:span></text:p>
      <text:p text:style-name="P1"/>
      <text:p text:style-name="P14"><text:tab/>4.<text:tab/><text:span text:style-name="T3">Communication tablette/Kira</text:span></text:p>
      <text:p text:style-name="P12"><text:tab/></text:p>
      <text:p text:style-name="P13"><text:tab/>L'IHM doit pouvoir communiquer avec la kira pour effectuer des actions sur les différents composants infrarouges présents dans la maison (télévision, chaine hifi…).</text:p>
      <text:p text:style-name="P14"><text:soft-page-break/><text:tab/>5.<text:tab/><text:span text:style-name="T3">Exemples de scénarios</text:span></text:p>
      <text:p text:style-name="P8"/>
      <text:p text:style-name="P5"><text:tab/>A partir des différentes fonctionnalités, nous avons imaginé deux scénari<text:span text:style-name="T2">os</text:span> mettant en <text:span text:style-name="T2">œuvre</text:span> notre solution applicative.</text:p>
      <text:p text:style-name="P5"/>
      <text:p text:style-name="P7">Premier scénario</text:p>
      <text:list xml:id="list7856847456326568143" text:style-name="L2">
        <text:list-item>
          <text:p text:style-name="P21">L’utilisateur arrive devant une porte fermée, pouvant être commandée à distance</text:p>
        </text:list-item>
        <text:list-item>
          <text:p text:style-name="P21">A l’aide de sa tablette, il sélectionne la pièce et le bouton d’ouverture de porte</text:p>
        </text:list-item>
        <text:list-item>
          <text:p text:style-name="P21">La tablette envoie sa requête au <text:span text:style-name="T2">boîtier</text:span> Kira en précisant le code infrarouge associé à cette action</text:p>
        </text:list-item>
        <text:list-item>
          <text:p text:style-name="P21">Le <text:span text:style-name="T2">boîtier</text:span> sélectionne le code infrarouge dans sa base de données et l’émet</text:p>
        </text:list-item>
        <text:list-item>
          <text:p text:style-name="P21">La porte reçoit l’instruction infra-rouge et s’ouvre</text:p>
        </text:list-item>
        <text:list-item>
          <text:p text:style-name="P21">L’utilisateur peut passer la porte !</text:p>
        </text:list-item>
      </text:list>
      <text:p text:style-name="P5"/>
      <text:p text:style-name="P5"/>
      <text:p text:style-name="P7">Deuxième scénari<text:span text:style-name="T2">o</text:span></text:p>
      <text:list xml:id="list191928269173969" text:continue-list="list191928258192444" text:style-name="L1">
        <text:list-item>
          <text:p text:style-name="P20">Le fauteuil de l’utilisateur tombe en panne</text:p>
        </text:list-item>
        <text:list-item>
          <text:p text:style-name="P20">Les capteurs présents sur le fauteuil détectent la source du problème</text:p>
        </text:list-item>
        <text:list-item>
          <text:p text:style-name="P20">Le tableau de bord sur la tablette indique à l’utilisateur que son fauteuil est en panne et lui propose d’envoyer une alerte à Ergovie</text:p>
        </text:list-item>
        <text:list-item>
          <text:p text:style-name="P20">L’utilisateur confirme l’envoi qui est aussitôt effectué</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loext:contextual-spacing="false"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loext:contextual-spacing="false"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353cm" fo:margin-bottom="0cm" style: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loext:contextual-spacing="true" fo:margin-top="0.353cm" fo:margin-bottom="0cm" style: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loext:contextual-spacing="true" fo:margin-top="0.282cm" fo:margin-bottom="0cm" style: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loext:contextual-spacing="true" fo:margin-top="0.282cm" fo:margin-bottom="0cm" style: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loext:contextual-spacing="true" fo:margin-top="0.282cm" fo:margin-bottom="0cm" style: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loext:contextual-spacing="true" fo:margin-top="0.282cm" fo:margin-bottom="0cm" style: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loext:contextual-spacing="true" fo:margin-top="0cm" fo:margin-bottom="0cm" style: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loext:contextual-spacing="true" fo:margin-top="0cm" fo:margin-bottom="0.353cm" style: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Quotations" style:family="paragraph" style:parent-style-name="Standard" style:class="html"/>
    <style:style style:name="ListLabel_20_1" style:display-name="ListLabel 1"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1">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suffix="." style:num-format="1">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1">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175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4.445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5.71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6.98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255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9.52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5">
      <text:list-level-style-number text:level="1" text:style-name="ListLabel_20_1" style:num-suffix="." style:num-format="a" text:start-value="3">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1">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suffix="." style:num-format="1">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1">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a" text:start-value="2">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1">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suffix="." style:num-format="1">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1">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text:list-tab-stop-position="0.635cm" fo:text-indent="1.905cm" fo:margin-left="3.175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0.635cm" fo:text-indent="3.175cm" fo:margin-left="4.44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0.635cm" fo:text-indent="4.445cm" fo:margin-left="5.715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0.635cm" fo:text-indent="5.715cm" fo:margin-left="6.985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0.635cm" fo:text-indent="6.985cm" fo:margin-left="8.25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0.635cm" fo:text-indent="8.255cm" fo:margin-left="9.525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0.635cm" fo:text-indent="9.525cm" fo:margin-left="10.795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0.635cm" fo:text-indent="10.795cm" fo:margin-left="12.06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0.635cm" fo:text-indent="12.06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8">
      <text:list-level-style-number text:level="1" text:style-name="ListLabel_20_1" style:num-suffix="." style:num-format="1" text:start-value="2">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 style:num-suffix="." style:num-format="1" text:display-levels="2">
        <style:list-level-properties text:list-level-position-and-space-mode="label-alignment" fo:text-align="end">
          <style:list-level-label-alignment text:label-followed-by="listtab" fo:text-indent="1.905cm" fo:margin-left="2.54cm"/>
        </style:list-level-properties>
      </text:list-level-style-number>
      <text:list-level-style-number text:level="3" text:style-name="ListLabel_20_1" style:num-suffix="." style:num-format="1" text:display-levels="3">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text:display-levels="4">
        <style:list-level-properties text:list-level-position-and-space-mode="label-alignment" fo:text-align="end">
          <style:list-level-label-alignment text:label-followed-by="listtab" fo:text-indent="4.445cm" fo:margin-left="5.08cm"/>
        </style:list-level-properties>
      </text:list-level-style-number>
      <text:list-level-style-number text:level="5" text:style-name="ListLabel_20_1" style:num-suffix="." style:num-format="1" text:display-levels="5">
        <style:list-level-properties text:list-level-position-and-space-mode="label-alignment" fo:text-align="end">
          <style:list-level-label-alignment text:label-followed-by="listtab" fo:text-indent="5.715cm" fo:margin-left="6.35cm"/>
        </style:list-level-properties>
      </text:list-level-style-number>
      <text:list-level-style-number text:level="6" text:style-name="ListLabel_20_1" style:num-suffix="." style:num-format="1" text:display-levels="6">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text:display-levels="7">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ListLabel_20_1" style:num-suffix="." style:num-format="1" text:display-levels="8">
        <style:list-level-properties text:list-level-position-and-space-mode="label-alignment" fo:text-align="end">
          <style:list-level-label-alignment text:label-followed-by="listtab" fo:text-indent="9.525cm" fo:margin-left="10.16cm"/>
        </style:list-level-properties>
      </text:list-level-style-number>
      <text:list-level-style-number text:level="9" text:style-name="ListLabel_20_1" style:num-suffix="." style:num-format="1" text:display-levels="9">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 style:num-suffix="." style:num-format="1" text:display-levels="2">
        <style:list-level-properties text:list-level-position-and-space-mode="label-alignment" fo:text-align="end">
          <style:list-level-label-alignment text:label-followed-by="listtab" fo:text-indent="1.905cm" fo:margin-left="2.54cm"/>
        </style:list-level-properties>
      </text:list-level-style-number>
      <text:list-level-style-number text:level="3" text:style-name="ListLabel_20_1" style:num-suffix="." style:num-format="1" text:display-levels="3">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text:display-levels="4">
        <style:list-level-properties text:list-level-position-and-space-mode="label-alignment" fo:text-align="end">
          <style:list-level-label-alignment text:label-followed-by="listtab" fo:text-indent="4.445cm" fo:margin-left="5.08cm"/>
        </style:list-level-properties>
      </text:list-level-style-number>
      <text:list-level-style-number text:level="5" text:style-name="ListLabel_20_1" style:num-suffix="." style:num-format="1" text:display-levels="5">
        <style:list-level-properties text:list-level-position-and-space-mode="label-alignment" fo:text-align="end">
          <style:list-level-label-alignment text:label-followed-by="listtab" fo:text-indent="5.715cm" fo:margin-left="6.35cm"/>
        </style:list-level-properties>
      </text:list-level-style-number>
      <text:list-level-style-number text:level="6" text:style-name="ListLabel_20_1" style:num-suffix="." style:num-format="1" text:display-levels="6">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text:display-levels="7">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ListLabel_20_1" style:num-suffix="." style:num-format="1" text:display-levels="8">
        <style:list-level-properties text:list-level-position-and-space-mode="label-alignment" fo:text-align="end">
          <style:list-level-label-alignment text:label-followed-by="listtab" fo:text-indent="9.525cm" fo:margin-left="10.16cm"/>
        </style:list-level-properties>
      </text:list-level-style-number>
      <text:list-level-style-number text:level="9" text:style-name="ListLabel_20_1" style:num-suffix="." style:num-format="1" text:display-levels="9">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16T19:19:28.203000000</dc:date>
    <meta:generator>LibreOffice/4.1.3.2$Windows_x86 LibreOffice_project/70feb7d99726f064edab4605a8ab840c50ec57a</meta:generator>
    <meta:editing-duration>PT31M16S</meta:editing-duration>
    <meta:editing-cycles>8</meta:editing-cycles>
    <meta:document-statistic meta:table-count="0" meta:image-count="0" meta:object-count="0" meta:page-count="3" meta:paragraph-count="47" meta:word-count="841" meta:character-count="5494" meta:non-whitespace-character-count="4704"/>
  </office:meta>
</office:document-meta>
</file>